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33e" officeooo:paragraph-rsid="000e633e"/>
    </style:style>
    <style:style style:name="T1" style:family="text">
      <style:text-properties officeooo:rsid="001011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include&lt;conio.h&gt;</text:p>
      <text:p text:style-name="P1">main()</text:p>
      <text:p text:style-name="P1">{ <text:s text:c="3"/></text:p>
      <text:p text:style-name="P1">int number[]={31,14,15,7,2};;</text:p>
      <text:p text:style-name="P1">int i, j, a, n;</text:p>
      <text:p text:style-name="P1"/>
      <text:p text:style-name="P1">for (i = 0; i &lt; <text:span text:style-name="T1">4</text:span>; ++i)</text:p>
      <text:p text:style-name="P1"><text:s text:c="3"/>{</text:p>
      <text:p text:style-name="P1"><text:s text:c="3"/>for (j = i + 1; j &lt; <text:span text:style-name="T1">4</text:span>; ++j)</text:p>
      <text:p text:style-name="P1"><text:s text:c="3"/>{</text:p>
      <text:p text:style-name="P1"><text:s text:c="9"/>if (number[i] &lt; number[j])</text:p>
      <text:p text:style-name="P1"><text:s text:c="12"/>{</text:p>
      <text:p text:style-name="P1"><text:s text:c="12"/>a = number[i];</text:p>
      <text:p text:style-name="P1"><text:s text:c="4"/>number[i] = number[j];</text:p>
      <text:p text:style-name="P1"><text:s text:c="4"/>number[j] = a;</text:p>
      <text:p text:style-name="P1">}</text:p>
      <text:p text:style-name="P1">}</text:p>
      <text:p text:style-name="P1">}</text:p>
      <text:p text:style-name="P1"><text:s text:c="4"/>printf("The numbers arranged in descending order are given below\n");</text:p>
      <text:p text:style-name="P1"><text:s text:c="4"/>for (i = 0; i &lt; <text:span text:style-name="T1">4</text:span>; ++i)</text:p>
      <text:p text:style-name="P1"><text:s text:c="4"/>{</text:p>
      <text:p text:style-name="P1"><text:s text:c="8"/>printf("%d\n", number[i]);</text:p>
      <text:p text:style-name="P1"><text:s text:c="4"/>}</text:p>
      <text:p text:style-name="P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1:17:53.817298391</meta:creation-date>
    <dc:date>2016-07-10T11:28:03.629382314</dc:date>
    <meta:editing-duration>PT7M16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24" meta:word-count="71" meta:character-count="421" meta:non-whitespace-character-count="292"/>
  </office:meta>
</office:document-meta>
</file>